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5pt"/>
    </style:style>
    <style:style style:name="co2" style:family="table-column">
      <style:table-column-properties fo:break-before="auto" style:column-width="63.21pt"/>
    </style:style>
    <style:style style:name="co3" style:family="table-column">
      <style:table-column-properties fo:break-before="auto" style:column-width="46.94pt"/>
    </style:style>
    <style:style style:name="co4" style:family="table-column">
      <style:table-column-properties fo:break-before="auto" style:column-width="50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Excel_20_Built-in_20_Currency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21">
      <style:table-cell-properties style:rotation-align="none"/>
    </style:style>
    <style:style style:name="ce6" style:family="table-cell" style:parent-style-name="Excel_20_Built-in_20_Currency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H9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ce6"/>
        <table:table-column table:style-name="co4" table:number-columns-repeated="2" table:default-cell-style-name="ce4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ubComponent</text:p>
          </table:table-cell>
          <table:table-cell table:style-name="ce3" office:value-type="string" office:string-value="Base Price" calcext:value-type="string">
            <text:p><text:s/>Base Price </text:p>
          </table:table-cell>
          <table:table-cell table:style-name="ce1" office:value-type="string" calcext:value-type="string">
            <text:p>Qty</text:p>
          </table:table-cell>
          <table:table-cell table:style-name="ce3" office:value-type="string" office:string-value="Amount" calcext:value-type="string">
            <text:p><text:s/>Amount </text:p>
          </table:table-cell>
          <table:table-cell office:value-type="string" calcext:value-type="string">
            <text:p>Taxable</text:p>
          </table:table-cell>
          <table:table-cell office:value-type="string" office:string-value="With Tax" calcext:value-type="string">
            <text:p><text:s/>With Tax </text:p>
          </table:table-cell>
          <table:table-cell office:value-type="string" office:string-value="Tax Rate" calcext:value-type="string">
            <text:p><text:s/>Tax Rate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D Printed LCD Holder</text:p>
          </table:table-cell>
          <table:table-cell office:value-type="string" calcext:value-type="string">
            <text:p>Control Box</text:p>
          </table:table-cell>
          <table:table-cell office:value-type="float" office:value="0" calcext:value-type="float">
            <text:p><text:s/>$- <text:s text:c="2"/></text:p>
          </table:table-cell>
          <table:table-cell office:value-type="float" office:value="1" calcext:value-type="float">
            <text:p>1</text:p>
          </table:table-cell>
          <table:table-cell table:style-name="ce5" table:formula="of:=[.D2]*[.C2]" office:value-type="float" office:value="0" calcext:value-type="float">
            <text:p><text:s/>$- <text:s text:c="2"/></text:p>
          </table:table-cell>
          <table:table-cell/>
          <table:table-cell table:formula="of:=IF([.F2]=1;([.E2]*(1+[.H2]));[.E2])" office:value-type="float" office:value="0" calcext:value-type="float">
            <text:p><text:s/>$- <text:s text:c="2"/>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 external wood treated or painted.</text:p>
          </table:table-cell>
          <table:table-cell office:value-type="string" calcext:value-type="string">
            <text:p>Appearance</text:p>
          </table:table-cell>
          <table:table-cell office:value-type="float" office:value="0" calcext:value-type="float">
            <text:p><text:s/>$- <text:s text:c="2"/></text:p>
          </table:table-cell>
          <table:table-cell/>
          <table:table-cell table:style-name="ce5" table:formula="of:=[.D3]*[.C3]" office:value-type="float" office:value="0" calcext:value-type="float">
            <text:p><text:s/>$- <text:s text:c="2"/></text:p>
          </table:table-cell>
          <table:table-cell/>
          <table:table-cell table:formula="of:=IF([.F3]=1;([.E3]*(1+[.H3]));[.E3])" office:value-type="float" office:value="0" calcext:value-type="float">
            <text:p><text:s/>$- <text:s text:c="2"/>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 PVC externals sanded and painted and routed for joints to appear smoother.</text:p>
          </table:table-cell>
          <table:table-cell office:value-type="string" calcext:value-type="string">
            <text:p>Appearance</text:p>
          </table:table-cell>
          <table:table-cell office:value-type="float" office:value="0" calcext:value-type="float">
            <text:p><text:s/>$- <text:s text:c="2"/></text:p>
          </table:table-cell>
          <table:table-cell/>
          <table:table-cell table:style-name="ce5" table:formula="of:=[.D4]*[.C4]" office:value-type="float" office:value="0" calcext:value-type="float">
            <text:p><text:s/>$- <text:s text:c="2"/></text:p>
          </table:table-cell>
          <table:table-cell/>
          <table:table-cell table:formula="of:=IF([.F4]=1;([.E4]*(1+[.H4]));[.E4])" office:value-type="float" office:value="0" calcext:value-type="float">
            <text:p><text:s/>$- <text:s text:c="2"/>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 wire connectios soldered and shrunk or crimped, if not part of a connector.</text:p>
          </table:table-cell>
          <table:table-cell office:value-type="string" calcext:value-type="string">
            <text:p>Misc</text:p>
          </table:table-cell>
          <table:table-cell office:value-type="float" office:value="0" calcext:value-type="float">
            <text:p><text:s/>$- <text:s text:c="2"/></text:p>
          </table:table-cell>
          <table:table-cell/>
          <table:table-cell table:style-name="ce5" table:formula="of:=[.D5]*[.C5]" office:value-type="float" office:value="0" calcext:value-type="float">
            <text:p><text:s/>$- <text:s text:c="2"/></text:p>
          </table:table-cell>
          <table:table-cell/>
          <table:table-cell table:formula="of:=IF([.F5]=1;([.E5]*(1+[.H5]));[.E5])" office:value-type="float" office:value="0" calcext:value-type="float">
            <text:p><text:s/>$- <text:s text:c="2"/>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de Dev Time-Hours (actual * .3 factor for my non-expert skills? No idea what value is...) </text:p>
          </table:table-cell>
          <table:table-cell table:style-name="ce2" office:value-type="string" calcext:value-type="string">
            <text:p>Code</text:p>
          </table:table-cell>
          <table:table-cell office:value-type="float" office:value="0" calcext:value-type="float">
            <text:p><text:s/>$- <text:s text:c="2"/></text:p>
          </table:table-cell>
          <table:table-cell office:value-type="float" office:value="40" calcext:value-type="float">
            <text:p>40</text:p>
          </table:table-cell>
          <table:table-cell table:style-name="ce5" table:formula="of:=[.D6]*[.C6]" office:value-type="float" office:value="0" calcext:value-type="float">
            <text:p><text:s/>$- <text:s text:c="2"/></text:p>
          </table:table-cell>
          <table:table-cell/>
          <table:table-cell table:formula="of:=IF([.F6]=1;([.E6]*(1+[.H6]));[.E6])" office:value-type="float" office:value="0" calcext:value-type="float">
            <text:p><text:s/>$- <text:s text:c="2"/>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de for Fuel Rod (added BoomBox Mode)</text:p>
          </table:table-cell>
          <table:table-cell office:value-type="string" calcext:value-type="string">
            <text:p>Control Box</text:p>
          </table:table-cell>
          <table:table-cell office:value-type="float" office:value="0" calcext:value-type="float">
            <text:p><text:s/>$- <text:s text:c="2"/></text:p>
          </table:table-cell>
          <table:table-cell/>
          <table:table-cell table:style-name="ce5" table:formula="of:=[.D7]*[.C7]" office:value-type="float" office:value="0" calcext:value-type="float">
            <text:p><text:s/>$- <text:s text:c="2"/></text:p>
          </table:table-cell>
          <table:table-cell/>
          <table:table-cell table:formula="of:=IF([.F7]=1;([.E7]*(1+[.H7]));[.E7])" office:value-type="float" office:value="0" calcext:value-type="float">
            <text:p><text:s/>$- <text:s text:c="2"/>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cumentation.</text:p>
          </table:table-cell>
          <table:table-cell table:style-name="ce2" office:value-type="string" calcext:value-type="string">
            <text:p>Code</text:p>
          </table:table-cell>
          <table:table-cell office:value-type="float" office:value="0" calcext:value-type="float">
            <text:p><text:s/>$- <text:s text:c="2"/></text:p>
          </table:table-cell>
          <table:table-cell/>
          <table:table-cell table:style-name="ce5" table:formula="of:=[.D8]*[.C8]" office:value-type="float" office:value="0" calcext:value-type="float">
            <text:p><text:s/>$- <text:s text:c="2"/></text:p>
          </table:table-cell>
          <table:table-cell/>
          <table:table-cell table:formula="of:=IF([.F8]=1;([.E8]*(1+[.H8]));[.E8])" office:value-type="float" office:value="0" calcext:value-type="float">
            <text:p><text:s/>$- <text:s text:c="2"/>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c Paint (Orange, Black, Hammered Copper, Silver)</text:p>
          </table:table-cell>
          <table:table-cell office:value-type="string" calcext:value-type="string">
            <text:p>Appearance</text:p>
          </table:table-cell>
          <table:table-cell office:value-type="float" office:value="0" calcext:value-type="float">
            <text:p><text:s/>$- <text:s text:c="2"/></text:p>
          </table:table-cell>
          <table:table-cell office:value-type="float" office:value="1" calcext:value-type="float">
            <text:p>1</text:p>
          </table:table-cell>
          <table:table-cell table:style-name="ce5" table:formula="of:=[.D9]*[.C9]" office:value-type="float" office:value="0" calcext:value-type="float">
            <text:p><text:s/>$- <text:s text:c="2"/></text:p>
          </table:table-cell>
          <table:table-cell/>
          <table:table-cell table:formula="of:=IF([.F9]=1;([.E9]*(1+[.H9]));[.E9])" office:value-type="float" office:value="0" calcext:value-type="float">
            <text:p><text:s/>$- <text:s text:c="2"/>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Cobalt Bar Magnets (Fuel Rod Mod)</text:p>
          </table:table-cell>
          <table:table-cell office:value-type="string" calcext:value-type="string">
            <text:p>Control Box</text:p>
          </table:table-cell>
          <table:table-cell office:value-type="float" office:value="0.25" calcext:value-type="float">
            <text:p><text:s/>$0.25 </text:p>
          </table:table-cell>
          <table:table-cell office:value-type="float" office:value="1" calcext:value-type="float">
            <text:p>1</text:p>
          </table:table-cell>
          <table:table-cell table:style-name="ce5" table:formula="of:=[.D10]*[.C10]" office:value-type="float" office:value="0.25" calcext:value-type="float">
            <text:p><text:s/>$0.25 </text:p>
          </table:table-cell>
          <table:table-cell/>
          <table:table-cell table:formula="of:=IF([.F10]=1;([.E10]*(1+[.H10]));[.E10])" office:value-type="float" office:value="0.25" calcext:value-type="float">
            <text:p><text:s/>$0.25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x4"x4' Plywood mounting board</text:p>
          </table:table-cell>
          <table:table-cell office:value-type="string" calcext:value-type="string">
            <text:p>Power Board</text:p>
          </table:table-cell>
          <table:table-cell office:value-type="float" office:value="0.5" calcext:value-type="float">
            <text:p><text:s/>$0.50 </text:p>
          </table:table-cell>
          <table:table-cell office:value-type="float" office:value="1" calcext:value-type="float">
            <text:p>1</text:p>
          </table:table-cell>
          <table:table-cell table:style-name="ce5" table:formula="of:=[.D11]*[.C11]" office:value-type="float" office:value="0.5" calcext:value-type="float">
            <text:p><text:s/>$0.50 </text:p>
          </table:table-cell>
          <table:table-cell/>
          <table:table-cell table:formula="of:=IF([.F11]=1;([.E11]*(1+[.H11]));[.E11])" office:value-type="float" office:value="0.5" calcext:value-type="float">
            <text:p><text:s/>$0.5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ed Switch (Canister Sense)</text:p>
          </table:table-cell>
          <table:table-cell office:value-type="string" calcext:value-type="string">
            <text:p>Control Box</text:p>
          </table:table-cell>
          <table:table-cell office:value-type="float" office:value="0.5" calcext:value-type="float">
            <text:p><text:s/>$0.50 </text:p>
          </table:table-cell>
          <table:table-cell office:value-type="float" office:value="1" calcext:value-type="float">
            <text:p>1</text:p>
          </table:table-cell>
          <table:table-cell table:style-name="ce5" table:formula="of:=[.D12]*[.C12]" office:value-type="float" office:value="0.5" calcext:value-type="float">
            <text:p><text:s/>$0.50 </text:p>
          </table:table-cell>
          <table:table-cell/>
          <table:table-cell table:formula="of:=IF([.F12]=1;([.E12]*(1+[.H12]));[.E12])" office:value-type="float" office:value="0.5" calcext:value-type="float">
            <text:p><text:s/>$0.5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Cobalt Round Magnets (Fuel Rod Trip)</text:p>
          </table:table-cell>
          <table:table-cell office:value-type="string" calcext:value-type="string">
            <text:p>Control Box</text:p>
          </table:table-cell>
          <table:table-cell office:value-type="float" office:value="0.25" calcext:value-type="float">
            <text:p><text:s/>$0.25 </text:p>
          </table:table-cell>
          <table:table-cell office:value-type="float" office:value="3" calcext:value-type="float">
            <text:p>3</text:p>
          </table:table-cell>
          <table:table-cell table:style-name="ce5" table:formula="of:=[.D13]*[.C13]" office:value-type="float" office:value="0.75" calcext:value-type="float">
            <text:p><text:s/>$0.75 </text:p>
          </table:table-cell>
          <table:table-cell/>
          <table:table-cell table:formula="of:=IF([.F13]=1;([.E13]*(1+[.H13]));[.E13])" office:value-type="float" office:value="0.75" calcext:value-type="float">
            <text:p><text:s/>$0.75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 NPT Plugs</text:p>
          </table:table-cell>
          <table:table-cell office:value-type="string" calcext:value-type="string">
            <text:p>BB Shower</text:p>
          </table:table-cell>
          <table:table-cell office:value-type="float" office:value="0.9" calcext:value-type="float">
            <text:p><text:s/>$0.90 </text:p>
          </table:table-cell>
          <table:table-cell office:value-type="float" office:value="1" calcext:value-type="float">
            <text:p>1</text:p>
          </table:table-cell>
          <table:table-cell table:style-name="ce5" table:formula="of:=[.D14]*[.C14]" office:value-type="float" office:value="0.9" calcext:value-type="float">
            <text:p><text:s/>$0.90 </text:p>
          </table:table-cell>
          <table:table-cell/>
          <table:table-cell table:formula="of:=IF([.F14]=1;([.E14]*(1+[.H14]));[.E14])" office:value-type="float" office:value="0.9" calcext:value-type="float">
            <text:p><text:s/>$0.9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t Shrink (1/2*2in, 1/4*4in)</text:p>
          </table:table-cell>
          <table:table-cell office:value-type="string" calcext:value-type="string">
            <text:p>Misc</text:p>
          </table:table-cell>
          <table:table-cell office:value-type="float" office:value="0.25" calcext:value-type="float">
            <text:p><text:s/>$0.25 </text:p>
          </table:table-cell>
          <table:table-cell office:value-type="float" office:value="4" calcext:value-type="float">
            <text:p>4</text:p>
          </table:table-cell>
          <table:table-cell table:style-name="ce5" table:formula="of:=[.D15]*[.C15]" office:value-type="float" office:value="1" calcext:value-type="float">
            <text:p><text:s/>$1.00 </text:p>
          </table:table-cell>
          <table:table-cell/>
          <table:table-cell table:formula="of:=IF([.F15]=1;([.E15]*(1+[.H15]));[.E15])" office:value-type="float" office:value="1" calcext:value-type="float">
            <text:p><text:s/>$1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der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<text:s/>$1.00 </text:p>
          </table:table-cell>
          <table:table-cell office:value-type="float" office:value="1" calcext:value-type="float">
            <text:p>1</text:p>
          </table:table-cell>
          <table:table-cell table:style-name="ce5" table:formula="of:=[.D16]*[.C16]" office:value-type="float" office:value="1" calcext:value-type="float">
            <text:p><text:s/>$1.00 </text:p>
          </table:table-cell>
          <table:table-cell/>
          <table:table-cell table:formula="of:=IF([.F16]=1;([.E16]*(1+[.H16]));[.E16])" office:value-type="float" office:value="1" calcext:value-type="float">
            <text:p><text:s/>$1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/4 to 1/2 Barb right angles</text:p>
          </table:table-cell>
          <table:table-cell office:value-type="string" calcext:value-type="string">
            <text:p>BB Shower</text:p>
          </table:table-cell>
          <table:table-cell office:value-type="float" office:value="1.2" calcext:value-type="float">
            <text:p><text:s/>$1.20 </text:p>
          </table:table-cell>
          <table:table-cell office:value-type="float" office:value="1" calcext:value-type="float">
            <text:p>1</text:p>
          </table:table-cell>
          <table:table-cell table:style-name="ce5" table:formula="of:=[.D17]*[.C17]" office:value-type="float" office:value="1.2" calcext:value-type="float">
            <text:p><text:s/>$1.20 </text:p>
          </table:table-cell>
          <table:table-cell/>
          <table:table-cell table:formula="of:=IF([.F17]=1;([.E17]*(1+[.H17]));[.E17])" office:value-type="float" office:value="1.2" calcext:value-type="float">
            <text:p><text:s/>$1.2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imps</text:p>
          </table:table-cell>
          <table:table-cell office:value-type="string" calcext:value-type="string">
            <text:p>Misc</text:p>
          </table:table-cell>
          <table:table-cell office:value-type="float" office:value="0.1225" calcext:value-type="float">
            <text:p><text:s/>$0.12 </text:p>
          </table:table-cell>
          <table:table-cell office:value-type="float" office:value="10" calcext:value-type="float">
            <text:p>10</text:p>
          </table:table-cell>
          <table:table-cell table:style-name="ce5" table:formula="of:=[.D18]*[.C18]" office:value-type="float" office:value="1.225" calcext:value-type="float">
            <text:p><text:s/>$1.23 </text:p>
          </table:table-cell>
          <table:table-cell/>
          <table:table-cell table:formula="of:=IF([.F18]=1;([.E18]*(1+[.H18]));[.E18])" office:value-type="float" office:value="1.225" calcext:value-type="float">
            <text:p><text:s/>$1.23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TL Level Converter</text:p>
          </table:table-cell>
          <table:table-cell office:value-type="string" calcext:value-type="string">
            <text:p>Control Box</text:p>
          </table:table-cell>
          <table:table-cell office:value-type="float" office:value="1.67" calcext:value-type="float">
            <text:p><text:s/>$1.67 </text:p>
          </table:table-cell>
          <table:table-cell office:value-type="float" office:value="1" calcext:value-type="float">
            <text:p>1</text:p>
          </table:table-cell>
          <table:table-cell table:style-name="ce5" table:formula="of:=[.D19]*[.C19]" office:value-type="float" office:value="1.67" calcext:value-type="float">
            <text:p><text:s/>$1.67 </text:p>
          </table:table-cell>
          <table:table-cell/>
          <table:table-cell table:formula="of:=IF([.F19]=1;([.E19]*(1+[.H19]));[.E19])" office:value-type="float" office:value="1.67" calcext:value-type="float">
            <text:p><text:s/>$1.67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V (adjustable) regulator</text:p>
          </table:table-cell>
          <table:table-cell office:value-type="string" calcext:value-type="string">
            <text:p>Control Box</text:p>
          </table:table-cell>
          <table:table-cell office:value-type="float" office:value="1.82" calcext:value-type="float">
            <text:p><text:s/>$1.82 </text:p>
          </table:table-cell>
          <table:table-cell office:value-type="float" office:value="1" calcext:value-type="float">
            <text:p>1</text:p>
          </table:table-cell>
          <table:table-cell table:style-name="ce5" table:formula="of:=[.D20]*[.C20]" office:value-type="float" office:value="1.82" calcext:value-type="float">
            <text:p><text:s/>$1.82 </text:p>
          </table:table-cell>
          <table:table-cell/>
          <table:table-cell table:formula="of:=IF([.F20]=1;([.E20]*(1+[.H20]));[.E20])" office:value-type="float" office:value="1.82" calcext:value-type="float">
            <text:p><text:s/>$1.82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3D Print power adapter</text:p>
          </table:table-cell>
          <table:table-cell table:style-name="ce2" office:value-type="string" calcext:value-type="string">
            <text:p>Control Box</text:p>
          </table:table-cell>
          <table:table-cell office:value-type="float" office:value="2" calcext:value-type="float">
            <text:p><text:s/>$2.00 </text:p>
          </table:table-cell>
          <table:table-cell office:value-type="float" office:value="1" calcext:value-type="float">
            <text:p>1</text:p>
          </table:table-cell>
          <table:table-cell table:style-name="ce5" table:formula="of:=[.D21]*[.C21]" office:value-type="float" office:value="2" calcext:value-type="float">
            <text:p><text:s/>$2.00 </text:p>
          </table:table-cell>
          <table:table-cell/>
          <table:table-cell table:formula="of:=IF([.F21]=1;([.E21]*(1+[.H21]));[.E21])" office:value-type="float" office:value="2" calcext:value-type="float">
            <text:p><text:s/>$2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D printer tank holders</text:p>
          </table:table-cell>
          <table:table-cell office:value-type="string" calcext:value-type="string">
            <text:p>BB Shower</text:p>
          </table:table-cell>
          <table:table-cell office:value-type="float" office:value="1" calcext:value-type="float">
            <text:p><text:s/>$1.00 </text:p>
          </table:table-cell>
          <table:table-cell office:value-type="float" office:value="2" calcext:value-type="float">
            <text:p>2</text:p>
          </table:table-cell>
          <table:table-cell table:style-name="ce5" table:formula="of:=[.D22]*[.C22]" office:value-type="float" office:value="2" calcext:value-type="float">
            <text:p><text:s/>$2.00 </text:p>
          </table:table-cell>
          <table:table-cell/>
          <table:table-cell table:formula="of:=IF([.F22]=1;([.E22]*(1+[.H22]));[.E22])" office:value-type="float" office:value="2" calcext:value-type="float">
            <text:p><text:s/>$2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 cap covers (circle wood)</text:p>
          </table:table-cell>
          <table:table-cell office:value-type="string" calcext:value-type="string">
            <text:p>Power Board</text:p>
          </table:table-cell>
          <table:table-cell office:value-type="float" office:value="1" calcext:value-type="float">
            <text:p><text:s/>$1.00 </text:p>
          </table:table-cell>
          <table:table-cell office:value-type="float" office:value="2" calcext:value-type="float">
            <text:p>2</text:p>
          </table:table-cell>
          <table:table-cell table:style-name="ce5" table:formula="of:=[.D23]*[.C23]" office:value-type="float" office:value="2" calcext:value-type="float">
            <text:p><text:s/>$2.00 </text:p>
          </table:table-cell>
          <table:table-cell/>
          <table:table-cell table:formula="of:=IF([.F23]=1;([.E23]*(1+[.H23]));[.E23])" office:value-type="float" office:value="2" calcext:value-type="float">
            <text:p><text:s/>$2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 cap covers (rect wood)</text:p>
          </table:table-cell>
          <table:table-cell office:value-type="string" calcext:value-type="string">
            <text:p>Control Box</text:p>
          </table:table-cell>
          <table:table-cell office:value-type="float" office:value="1" calcext:value-type="float">
            <text:p><text:s/>$1.00 </text:p>
          </table:table-cell>
          <table:table-cell office:value-type="float" office:value="2" calcext:value-type="float">
            <text:p>2</text:p>
          </table:table-cell>
          <table:table-cell table:style-name="ce5" table:formula="of:=[.D24]*[.C24]" office:value-type="float" office:value="2" calcext:value-type="float">
            <text:p><text:s/>$2.00 </text:p>
          </table:table-cell>
          <table:table-cell/>
          <table:table-cell table:formula="of:=IF([.F24]=1;([.E24]*(1+[.H24]));[.E24])" office:value-type="float" office:value="2" calcext:value-type="float">
            <text:p><text:s/>$2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lit Loom (6 ft of 18)</text:p>
          </table:table-cell>
          <table:table-cell office:value-type="string" calcext:value-type="string">
            <text:p>Appearance</text:p>
          </table:table-cell>
          <table:table-cell office:value-type="float" office:value="6.2" calcext:value-type="float">
            <text:p><text:s/>$6.20 </text:p>
          </table:table-cell>
          <table:table-cell office:value-type="float" office:value="0.3" calcext:value-type="float">
            <text:p>0.3</text:p>
          </table:table-cell>
          <table:table-cell table:style-name="ce5" table:formula="of:=[.D25]*[.C25]" office:value-type="float" office:value="1.86" calcext:value-type="float">
            <text:p><text:s/>$1.86 </text:p>
          </table:table-cell>
          <table:table-cell office:value-type="float" office:value="1" calcext:value-type="float">
            <text:p>1</text:p>
          </table:table-cell>
          <table:table-cell table:formula="of:=IF([.F25]=1;([.E25]*(1+[.H25]));[.E25])" office:value-type="float" office:value="2.01345" calcext:value-type="float">
            <text:p><text:s/>$2.01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X tube</text:p>
          </table:table-cell>
          <table:table-cell office:value-type="string" calcext:value-type="string">
            <text:p>BB Shower</text:p>
          </table:table-cell>
          <table:table-cell office:value-type="float" office:value="1.86" calcext:value-type="float">
            <text:p><text:s/>$1.86 </text:p>
          </table:table-cell>
          <table:table-cell office:value-type="float" office:value="1" calcext:value-type="float">
            <text:p>1</text:p>
          </table:table-cell>
          <table:table-cell table:style-name="ce5" table:formula="of:=[.D26]*[.C26]" office:value-type="float" office:value="1.86" calcext:value-type="float">
            <text:p><text:s/>$1.86 </text:p>
          </table:table-cell>
          <table:table-cell office:value-type="float" office:value="1" calcext:value-type="float">
            <text:p>1</text:p>
          </table:table-cell>
          <table:table-cell table:formula="of:=IF([.F26]=1;([.E26]*(1+[.H26]));[.E26])" office:value-type="float" office:value="2.01345" calcext:value-type="float">
            <text:p><text:s/>$2.01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icone Black</text:p>
          </table:table-cell>
          <table:table-cell office:value-type="string" calcext:value-type="string">
            <text:p>Audio System</text:p>
          </table:table-cell>
          <table:table-cell office:value-type="float" office:value="3.94" calcext:value-type="float">
            <text:p><text:s/>$3.94 </text:p>
          </table:table-cell>
          <table:table-cell office:value-type="float" office:value="0.5" calcext:value-type="float">
            <text:p>0.5</text:p>
          </table:table-cell>
          <table:table-cell table:style-name="ce5" table:formula="of:=[.D27]*[.C27]" office:value-type="float" office:value="1.97" calcext:value-type="float">
            <text:p><text:s/>$1.97 </text:p>
          </table:table-cell>
          <table:table-cell office:value-type="float" office:value="1" calcext:value-type="float">
            <text:p>1</text:p>
          </table:table-cell>
          <table:table-cell table:formula="of:=IF([.F27]=1;([.E27]*(1+[.H27]));[.E27])" office:value-type="float" office:value="2.132525" calcext:value-type="float">
            <text:p><text:s/>$2.13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hite LED Module </text:p>
          </table:table-cell>
          <table:table-cell table:style-name="ce2" office:value-type="string" calcext:value-type="string">
            <text:p>Audio System</text:p>
          </table:table-cell>
          <table:table-cell office:value-type="float" office:value="1" calcext:value-type="float">
            <text:p><text:s/>$1.00 </text:p>
          </table:table-cell>
          <table:table-cell office:value-type="float" office:value="2" calcext:value-type="float">
            <text:p>2</text:p>
          </table:table-cell>
          <table:table-cell table:style-name="ce5" table:formula="of:=[.D28]*[.C28]" office:value-type="float" office:value="2" calcext:value-type="float">
            <text:p><text:s/>$2.00 </text:p>
          </table:table-cell>
          <table:table-cell office:value-type="float" office:value="1" calcext:value-type="float">
            <text:p>1</text:p>
          </table:table-cell>
          <table:table-cell table:formula="of:=IF([.F28]=1;([.E28]*(1+[.H28]));[.E28])" office:value-type="float" office:value="2.165" calcext:value-type="float">
            <text:p><text:s/>$2.17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ex 4x4x2 box</text:p>
          </table:table-cell>
          <table:table-cell office:value-type="string" calcext:value-type="string">
            <text:p>BB Cannon</text:p>
          </table:table-cell>
          <table:table-cell office:value-type="float" office:value="6.88" calcext:value-type="float">
            <text:p><text:s/>$6.88 </text:p>
          </table:table-cell>
          <table:table-cell office:value-type="float" office:value="0.3" calcext:value-type="float">
            <text:p>0.3</text:p>
          </table:table-cell>
          <table:table-cell table:style-name="ce5" table:formula="of:=[.D29]*[.C29]" office:value-type="float" office:value="2.064" calcext:value-type="float">
            <text:p><text:s/>$2.06 </text:p>
          </table:table-cell>
          <table:table-cell office:value-type="float" office:value="1" calcext:value-type="float">
            <text:p>1</text:p>
          </table:table-cell>
          <table:table-cell table:formula="of:=IF([.F29]=1;([.E29]*(1+[.H29]));[.E29])" office:value-type="float" office:value="2.23428" calcext:value-type="float">
            <text:p><text:s/>$2.23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 ga Solid Wire ($/ft)</text:p>
          </table:table-cell>
          <table:table-cell office:value-type="string" calcext:value-type="string">
            <text:p>Power Board, Control Box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2" calcext:value-type="float">
            <text:p>12</text:p>
          </table:table-cell>
          <table:table-cell table:style-name="ce5" table:formula="of:=[.D30]*[.C30]" office:value-type="float" office:value="2.4" calcext:value-type="float">
            <text:p><text:s/>$2.40 </text:p>
          </table:table-cell>
          <table:table-cell/>
          <table:table-cell table:formula="of:=IF([.F30]=1;([.E30]*(1+[.H30]));[.E30])" office:value-type="float" office:value="2.4" calcext:value-type="float">
            <text:p><text:s/>$2.4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fboard</text:p>
          </table:table-cell>
          <table:table-cell office:value-type="string" calcext:value-type="string">
            <text:p>Control Box</text:p>
          </table:table-cell>
          <table:table-cell office:value-type="float" office:value="2.49" calcext:value-type="float">
            <text:p><text:s/>$2.49 </text:p>
          </table:table-cell>
          <table:table-cell office:value-type="float" office:value="1" calcext:value-type="float">
            <text:p>1</text:p>
          </table:table-cell>
          <table:table-cell table:style-name="ce5" table:formula="of:=[.D31]*[.C31]" office:value-type="float" office:value="2.49" calcext:value-type="float">
            <text:p><text:s/>$2.49 </text:p>
          </table:table-cell>
          <table:table-cell/>
          <table:table-cell table:formula="of:=IF([.F31]=1;([.E31]*(1+[.H31]));[.E31])" office:value-type="float" office:value="2.49" calcext:value-type="float">
            <text:p><text:s/>$2.4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D Printed BB Canon Parts</text:p>
          </table:table-cell>
          <table:table-cell office:value-type="string" calcext:value-type="string">
            <text:p>BB Cannon</text:p>
          </table:table-cell>
          <table:table-cell office:value-type="float" office:value="5" calcext:value-type="float">
            <text:p><text:s/>$5.00 </text:p>
          </table:table-cell>
          <table:table-cell office:value-type="float" office:value="0.5" calcext:value-type="float">
            <text:p>0.5</text:p>
          </table:table-cell>
          <table:table-cell table:style-name="ce5" table:formula="of:=[.D32]*[.C32]" office:value-type="float" office:value="2.5" calcext:value-type="float">
            <text:p><text:s/>$2.50 </text:p>
          </table:table-cell>
          <table:table-cell/>
          <table:table-cell table:formula="of:=IF([.F32]=1;([.E32]*(1+[.H32]));[.E32])" office:value-type="float" office:value="2.5" calcext:value-type="float">
            <text:p><text:s/>$2.5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ip Ties</text:p>
          </table:table-cell>
          <table:table-cell office:value-type="string" calcext:value-type="string">
            <text:p>Misc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25" calcext:value-type="float">
            <text:p>25</text:p>
          </table:table-cell>
          <table:table-cell table:style-name="ce5" table:formula="of:=[.D33]*[.C33]" office:value-type="float" office:value="2.5" calcext:value-type="float">
            <text:p><text:s/>$2.50 </text:p>
          </table:table-cell>
          <table:table-cell/>
          <table:table-cell table:formula="of:=IF([.F33]=1;([.E33]*(1+[.H33]));[.E33])" office:value-type="float" office:value="2.5" calcext:value-type="float">
            <text:p><text:s/>$2.5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BB Cannon</text:p>
          </table:table-cell>
          <table:table-cell office:value-type="float" office:value="5.37" calcext:value-type="float">
            <text:p><text:s/>$5.37 </text:p>
          </table:table-cell>
          <table:table-cell office:value-type="float" office:value="0.5" calcext:value-type="float">
            <text:p>0.5</text:p>
          </table:table-cell>
          <table:table-cell table:style-name="ce5" table:formula="of:=[.D34]*[.C34]" office:value-type="float" office:value="2.685" calcext:value-type="float">
            <text:p><text:s/>$2.69 </text:p>
          </table:table-cell>
          <table:table-cell/>
          <table:table-cell table:formula="of:=IF([.F34]=1;([.E34]*(1+[.H34]));[.E34])" office:value-type="float" office:value="2.685" calcext:value-type="float">
            <text:p><text:s/>$2.6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x4x12</text:p>
          </table:table-cell>
          <table:table-cell office:value-type="string" calcext:value-type="string">
            <text:p>Appearance</text:p>
          </table:table-cell>
          <table:table-cell office:value-type="float" office:value="2.65" calcext:value-type="float">
            <text:p><text:s/>$2.65 </text:p>
          </table:table-cell>
          <table:table-cell office:value-type="float" office:value="1" calcext:value-type="float">
            <text:p>1</text:p>
          </table:table-cell>
          <table:table-cell table:style-name="ce5" table:formula="of:=[.D35]*[.C35]" office:value-type="float" office:value="2.65" calcext:value-type="float">
            <text:p><text:s/>$2.65 </text:p>
          </table:table-cell>
          <table:table-cell office:value-type="float" office:value="1" calcext:value-type="float">
            <text:p>1</text:p>
          </table:table-cell>
          <table:table-cell table:formula="of:=IF([.F35]=1;([.E35]*(1+[.H35]));[.E35])" office:value-type="float" office:value="2.868625" calcext:value-type="float">
            <text:p><text:s/>$2.87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Control Box</text:p>
          </table:table-cell>
          <table:table-cell office:value-type="float" office:value="2.99" calcext:value-type="float">
            <text:p><text:s/>$2.99 </text:p>
          </table:table-cell>
          <table:table-cell office:value-type="float" office:value="1" calcext:value-type="float">
            <text:p>1</text:p>
          </table:table-cell>
          <table:table-cell table:style-name="ce5" table:formula="of:=[.D36]*[.C36]" office:value-type="float" office:value="2.99" calcext:value-type="float">
            <text:p><text:s/>$2.99 </text:p>
          </table:table-cell>
          <table:table-cell/>
          <table:table-cell table:formula="of:=IF([.F36]=1;([.E36]*(1+[.H36]));[.E36])" office:value-type="float" office:value="2.99" calcext:value-type="float">
            <text:p><text:s/>$2.9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C-XT power plug/socket (2pack)</text:p>
          </table:table-cell>
          <table:table-cell office:value-type="string" calcext:value-type="string">
            <text:p>Control Box</text:p>
          </table:table-cell>
          <table:table-cell office:value-type="float" office:value="5.98" calcext:value-type="float">
            <text:p><text:s/>$5.98 </text:p>
          </table:table-cell>
          <table:table-cell office:value-type="float" office:value="0.5" calcext:value-type="float">
            <text:p>0.5</text:p>
          </table:table-cell>
          <table:table-cell table:style-name="ce5" table:formula="of:=[.D37]*[.C37]" office:value-type="float" office:value="2.99" calcext:value-type="float">
            <text:p><text:s/>$2.99 </text:p>
          </table:table-cell>
          <table:table-cell/>
          <table:table-cell table:formula="of:=IF([.F37]=1;([.E37]*(1+[.H37]));[.E37])" office:value-type="float" office:value="2.99" calcext:value-type="float">
            <text:p><text:s/>$2.9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ushbutton Switch</text:p>
          </table:table-cell>
          <table:table-cell table:style-name="ce2" office:value-type="string" calcext:value-type="string">
            <text:p>Control Box</text:p>
          </table:table-cell>
          <table:table-cell office:value-type="float" office:value="2.99" calcext:value-type="float">
            <text:p><text:s/>$2.99 </text:p>
          </table:table-cell>
          <table:table-cell office:value-type="float" office:value="1" calcext:value-type="float">
            <text:p>1</text:p>
          </table:table-cell>
          <table:table-cell table:style-name="ce5" table:formula="of:=[.D38]*[.C38]" office:value-type="float" office:value="2.99" calcext:value-type="float">
            <text:p><text:s/>$2.99 </text:p>
          </table:table-cell>
          <table:table-cell/>
          <table:table-cell table:formula="of:=IF([.F38]=1;([.E38]*(1+[.H38]));[.E38])" office:value-type="float" office:value="2.99" calcext:value-type="float">
            <text:p><text:s/>$2.9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1N4454 Diodes</text:p>
          </table:table-cell>
          <table:table-cell office:value-type="string" calcext:value-type="string">
            <text:p>Power Board</text:p>
          </table:table-cell>
          <table:table-cell office:value-type="float" office:value="0.6" calcext:value-type="float">
            <text:p><text:s/>$0.60 </text:p>
          </table:table-cell>
          <table:table-cell office:value-type="float" office:value="5" calcext:value-type="float">
            <text:p>5</text:p>
          </table:table-cell>
          <table:table-cell table:style-name="ce5" table:formula="of:=[.D39]*[.C39]" office:value-type="float" office:value="3" calcext:value-type="float">
            <text:p><text:s/>$3.00 </text:p>
          </table:table-cell>
          <table:table-cell/>
          <table:table-cell table:formula="of:=IF([.F39]=1;([.E39]*(1+[.H39]));[.E39])" office:value-type="float" office:value="3" calcext:value-type="float">
            <text:p><text:s/>$3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e LED Module (10 of 20pack)</text:p>
          </table:table-cell>
          <table:table-cell office:value-type="string" calcext:value-type="string">
            <text:p>Audio System</text:p>
          </table:table-cell>
          <table:table-cell office:value-type="float" office:value="6.99" calcext:value-type="float">
            <text:p><text:s/>$6.99 </text:p>
          </table:table-cell>
          <table:table-cell office:value-type="float" office:value="0.5" calcext:value-type="float">
            <text:p>0.5</text:p>
          </table:table-cell>
          <table:table-cell table:style-name="ce5" table:formula="of:=[.D40]*[.C40]" office:value-type="float" office:value="3.495" calcext:value-type="float">
            <text:p><text:s/>$3.50 </text:p>
          </table:table-cell>
          <table:table-cell/>
          <table:table-cell table:formula="of:=IF([.F40]=1;([.E40]*(1+[.H40]));[.E40])" office:value-type="float" office:value="3.495" calcext:value-type="float">
            <text:p><text:s/>$3.5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LED Module (10 of 20pack)</text:p>
          </table:table-cell>
          <table:table-cell office:value-type="string" calcext:value-type="string">
            <text:p>Audio System</text:p>
          </table:table-cell>
          <table:table-cell office:value-type="float" office:value="6.99" calcext:value-type="float">
            <text:p><text:s/>$6.99 </text:p>
          </table:table-cell>
          <table:table-cell office:value-type="float" office:value="0.5" calcext:value-type="float">
            <text:p>0.5</text:p>
          </table:table-cell>
          <table:table-cell table:style-name="ce5" table:formula="of:=[.D41]*[.C41]" office:value-type="float" office:value="3.495" calcext:value-type="float">
            <text:p><text:s/>$3.50 </text:p>
          </table:table-cell>
          <table:table-cell/>
          <table:table-cell table:formula="of:=IF([.F41]=1;([.E41]*(1+[.H41]));[.E41])" office:value-type="float" office:value="3.495" calcext:value-type="float">
            <text:p><text:s/>$3.5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" Branch Adapter</text:p>
          </table:table-cell>
          <table:table-cell office:value-type="string" calcext:value-type="string">
            <text:p>Appearance</text:p>
          </table:table-cell>
          <table:table-cell office:value-type="float" office:value="3.48" calcext:value-type="float">
            <text:p><text:s/>$3.48 </text:p>
          </table:table-cell>
          <table:table-cell office:value-type="float" office:value="1" calcext:value-type="float">
            <text:p>1</text:p>
          </table:table-cell>
          <table:table-cell table:style-name="ce5" table:formula="of:=[.D42]*[.C42]" office:value-type="float" office:value="3.48" calcext:value-type="float">
            <text:p><text:s/>$3.48 </text:p>
          </table:table-cell>
          <table:table-cell office:value-type="float" office:value="1" calcext:value-type="float">
            <text:p>1</text:p>
          </table:table-cell>
          <table:table-cell table:formula="of:=IF([.F42]=1;([.E42]*(1+[.H42]));[.E42])" office:value-type="float" office:value="3.7671" calcext:value-type="float">
            <text:p><text:s/>$3.77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Control Box</text:p>
          </table:table-cell>
          <table:table-cell office:value-type="float" office:value="3.79" calcext:value-type="float">
            <text:p><text:s/>$3.79 </text:p>
          </table:table-cell>
          <table:table-cell office:value-type="float" office:value="1" calcext:value-type="float">
            <text:p>1</text:p>
          </table:table-cell>
          <table:table-cell table:style-name="ce5" table:formula="of:=[.D43]*[.C43]" office:value-type="float" office:value="3.79" calcext:value-type="float">
            <text:p><text:s/>$3.79 </text:p>
          </table:table-cell>
          <table:table-cell/>
          <table:table-cell table:formula="of:=IF([.F43]=1;([.E43]*(1+[.H43]));[.E43])" office:value-type="float" office:value="3.79" calcext:value-type="float">
            <text:p><text:s/>$3.7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" to 4" adapter PVC</text:p>
          </table:table-cell>
          <table:table-cell office:value-type="string" calcext:value-type="string">
            <text:p>Appearance</text:p>
          </table:table-cell>
          <table:table-cell office:value-type="float" office:value="3.74" calcext:value-type="float">
            <text:p><text:s/>$3.74 </text:p>
          </table:table-cell>
          <table:table-cell office:value-type="float" office:value="1" calcext:value-type="float">
            <text:p>1</text:p>
          </table:table-cell>
          <table:table-cell table:style-name="ce5" table:formula="of:=[.D44]*[.C44]" office:value-type="float" office:value="3.74" calcext:value-type="float">
            <text:p><text:s/>$3.74 </text:p>
          </table:table-cell>
          <table:table-cell office:value-type="float" office:value="1" calcext:value-type="float">
            <text:p>1</text:p>
          </table:table-cell>
          <table:table-cell table:formula="of:=IF([.F44]=1;([.E44]*(1+[.H44]));[.E44])" office:value-type="float" office:value="4.04855" calcext:value-type="float">
            <text:p><text:s/>$4.05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FRobot MP3 Module</text:p>
          </table:table-cell>
          <table:table-cell office:value-type="string" calcext:value-type="string">
            <text:p>Audio System</text:p>
          </table:table-cell>
          <table:table-cell office:value-type="float" office:value="4.22" calcext:value-type="float">
            <text:p><text:s/>$4.22 </text:p>
          </table:table-cell>
          <table:table-cell office:value-type="float" office:value="1" calcext:value-type="float">
            <text:p>1</text:p>
          </table:table-cell>
          <table:table-cell table:style-name="ce5" table:formula="of:=[.D45]*[.C45]" office:value-type="float" office:value="4.22" calcext:value-type="float">
            <text:p><text:s/>$4.22 </text:p>
          </table:table-cell>
          <table:table-cell/>
          <table:table-cell table:formula="of:=IF([.F45]=1;([.E45]*(1+[.H45]));[.E45])" office:value-type="float" office:value="4.22" calcext:value-type="float">
            <text:p><text:s/>$4.22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rel Power Connector</text:p>
          </table:table-cell>
          <table:table-cell office:value-type="string" calcext:value-type="string">
            <text:p>Audio System</text:p>
          </table:table-cell>
          <table:table-cell office:value-type="float" office:value="3.99" calcext:value-type="float">
            <text:p><text:s/>$3.99 </text:p>
          </table:table-cell>
          <table:table-cell office:value-type="float" office:value="1" calcext:value-type="float">
            <text:p>1</text:p>
          </table:table-cell>
          <table:table-cell table:style-name="ce5" table:formula="of:=[.D46]*[.C46]" office:value-type="float" office:value="3.99" calcext:value-type="float">
            <text:p><text:s/>$3.99 </text:p>
          </table:table-cell>
          <table:table-cell office:value-type="float" office:value="1" calcext:value-type="float">
            <text:p>1</text:p>
          </table:table-cell>
          <table:table-cell table:formula="of:=IF([.F46]=1;([.E46]*(1+[.H46]));[.E46])" office:value-type="float" office:value="4.319175" calcext:value-type="float">
            <text:p><text:s/>$4.32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 Pushbutton Switch (power)</text:p>
          </table:table-cell>
          <table:table-cell office:value-type="string" calcext:value-type="string">
            <text:p>Control Box</text:p>
          </table:table-cell>
          <table:table-cell office:value-type="float" office:value="3.99" calcext:value-type="float">
            <text:p><text:s/>$3.99 </text:p>
          </table:table-cell>
          <table:table-cell office:value-type="float" office:value="1" calcext:value-type="float">
            <text:p>1</text:p>
          </table:table-cell>
          <table:table-cell table:style-name="ce5" table:formula="of:=[.D47]*[.C47]" office:value-type="float" office:value="3.99" calcext:value-type="float">
            <text:p><text:s/>$3.99 </text:p>
          </table:table-cell>
          <table:table-cell office:value-type="float" office:value="1" calcext:value-type="float">
            <text:p>1</text:p>
          </table:table-cell>
          <table:table-cell table:formula="of:=IF([.F47]=1;([.E47]*(1+[.H47]));[.E47])" office:value-type="float" office:value="4.319175" calcext:value-type="float">
            <text:p><text:s/>$4.32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ane Tanks (modified, painted)</text:p>
          </table:table-cell>
          <table:table-cell office:value-type="string" calcext:value-type="string">
            <text:p>BB Cannon</text:p>
          </table:table-cell>
          <table:table-cell office:value-type="float" office:value="3.99" calcext:value-type="float">
            <text:p><text:s/>$3.99 </text:p>
          </table:table-cell>
          <table:table-cell office:value-type="float" office:value="1" calcext:value-type="float">
            <text:p>1</text:p>
          </table:table-cell>
          <table:table-cell table:style-name="ce5" table:formula="of:=[.D48]*[.C48]" office:value-type="float" office:value="3.99" calcext:value-type="float">
            <text:p><text:s/>$3.99 </text:p>
          </table:table-cell>
          <table:table-cell office:value-type="float" office:value="1" calcext:value-type="float">
            <text:p>1</text:p>
          </table:table-cell>
          <table:table-cell table:formula="of:=IF([.F48]=1;([.E48]*(1+[.H48]));[.E48])" office:value-type="float" office:value="4.319175" calcext:value-type="float">
            <text:p><text:s/>$4.32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ound Dist Block</text:p>
          </table:table-cell>
          <table:table-cell table:style-name="ce2" office:value-type="string" calcext:value-type="string">
            <text:p>Power Board, Control Box</text:p>
          </table:table-cell>
          <table:table-cell office:value-type="float" office:value="4.47" calcext:value-type="float">
            <text:p><text:s/>$4.47 </text:p>
          </table:table-cell>
          <table:table-cell office:value-type="float" office:value="1" calcext:value-type="float">
            <text:p>1</text:p>
          </table:table-cell>
          <table:table-cell table:style-name="ce5" table:formula="of:=[.D49]*[.C49]" office:value-type="float" office:value="4.47" calcext:value-type="float">
            <text:p><text:s/>$4.47 </text:p>
          </table:table-cell>
          <table:table-cell/>
          <table:table-cell table:formula="of:=IF([.F49]=1;([.E49]*(1+[.H49]));[.E49])" office:value-type="float" office:value="4.47" calcext:value-type="float">
            <text:p><text:s/>$4.47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V Buzzer</text:p>
          </table:table-cell>
          <table:table-cell office:value-type="string" calcext:value-type="string">
            <text:p>Control Box</text:p>
          </table:table-cell>
          <table:table-cell office:value-type="float" office:value="4.72" calcext:value-type="float">
            <text:p><text:s/>$4.72 </text:p>
          </table:table-cell>
          <table:table-cell office:value-type="float" office:value="1" calcext:value-type="float">
            <text:p>1</text:p>
          </table:table-cell>
          <table:table-cell table:style-name="ce5" table:formula="of:=[.D50]*[.C50]" office:value-type="float" office:value="4.72" calcext:value-type="float">
            <text:p><text:s/>$4.72 </text:p>
          </table:table-cell>
          <table:table-cell/>
          <table:table-cell table:formula="of:=IF([.F50]=1;([.E50]*(1+[.H50]));[.E50])" office:value-type="float" office:value="4.72" calcext:value-type="float">
            <text:p><text:s/>$4.72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sman Low Amp Fuse Pack</text:p>
          </table:table-cell>
          <table:table-cell office:value-type="string" calcext:value-type="string">
            <text:p>Control Box</text:p>
          </table:table-cell>
          <table:table-cell office:value-type="float" office:value="4.39" calcext:value-type="float">
            <text:p><text:s/>$4.39 </text:p>
          </table:table-cell>
          <table:table-cell office:value-type="float" office:value="1" calcext:value-type="float">
            <text:p>1</text:p>
          </table:table-cell>
          <table:table-cell table:style-name="ce5" table:formula="of:=[.D51]*[.C51]" office:value-type="float" office:value="4.39" calcext:value-type="float">
            <text:p><text:s/>$4.39 </text:p>
          </table:table-cell>
          <table:table-cell office:value-type="float" office:value="1" calcext:value-type="float">
            <text:p>1</text:p>
          </table:table-cell>
          <table:table-cell table:formula="of:=IF([.F51]=1;([.E51]*(1+[.H51]));[.E51])" office:value-type="float" office:value="4.752175" calcext:value-type="float">
            <text:p><text:s/>$4.75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8 Audio Jack</text:p>
          </table:table-cell>
          <table:table-cell office:value-type="string" calcext:value-type="string">
            <text:p>Audio System</text:p>
          </table:table-cell>
          <table:table-cell office:value-type="float" office:value="4.49" calcext:value-type="float">
            <text:p><text:s/>$4.49 </text:p>
          </table:table-cell>
          <table:table-cell office:value-type="float" office:value="1" calcext:value-type="float">
            <text:p>1</text:p>
          </table:table-cell>
          <table:table-cell table:style-name="ce5" table:formula="of:=[.D52]*[.C52]" office:value-type="float" office:value="4.49" calcext:value-type="float">
            <text:p><text:s/>$4.49 </text:p>
          </table:table-cell>
          <table:table-cell office:value-type="float" office:value="1" calcext:value-type="float">
            <text:p>1</text:p>
          </table:table-cell>
          <table:table-cell table:formula="of:=IF([.F52]=1;([.E52]*(1+[.H52]));[.E52])" office:value-type="float" office:value="4.860425" calcext:value-type="float">
            <text:p><text:s/>$4.86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D Printed LED rings</text:p>
          </table:table-cell>
          <table:table-cell office:value-type="string" calcext:value-type="string">
            <text:p>Audio System</text:p>
          </table:table-cell>
          <table:table-cell office:value-type="float" office:value="2.5" calcext:value-type="float">
            <text:p><text:s/>$2.50 </text:p>
          </table:table-cell>
          <table:table-cell office:value-type="float" office:value="2" calcext:value-type="float">
            <text:p>2</text:p>
          </table:table-cell>
          <table:table-cell table:style-name="ce5" table:formula="of:=[.D53]*[.C53]" office:value-type="float" office:value="5" calcext:value-type="float">
            <text:p><text:s/>$5.00 </text:p>
          </table:table-cell>
          <table:table-cell/>
          <table:table-cell table:formula="of:=IF([.F53]=1;([.E53]*(1+[.H53]));[.E53])" office:value-type="float" office:value="5" calcext:value-type="float">
            <text:p><text:s/>$5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5 Connector and Plug</text:p>
          </table:table-cell>
          <table:table-cell office:value-type="string" calcext:value-type="string">
            <text:p>Power Board</text:p>
          </table:table-cell>
          <table:table-cell office:value-type="float" office:value="5" calcext:value-type="float">
            <text:p><text:s/>$5.00 </text:p>
          </table:table-cell>
          <table:table-cell office:value-type="float" office:value="1" calcext:value-type="float">
            <text:p>1</text:p>
          </table:table-cell>
          <table:table-cell table:style-name="ce5" table:formula="of:=[.D54]*[.C54]" office:value-type="float" office:value="5" calcext:value-type="float">
            <text:p><text:s/>$5.00 </text:p>
          </table:table-cell>
          <table:table-cell/>
          <table:table-cell table:formula="of:=IF([.F54]=1;([.E54]*(1+[.H54]));[.E54])" office:value-type="float" office:value="5" calcext:value-type="float">
            <text:p><text:s/>$5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ineless Steel Front Cover</text:p>
          </table:table-cell>
          <table:table-cell office:value-type="string" calcext:value-type="string">
            <text:p>Appearance</text:p>
          </table:table-cell>
          <table:table-cell office:value-type="float" office:value="5" calcext:value-type="float">
            <text:p><text:s/>$5.00 </text:p>
          </table:table-cell>
          <table:table-cell office:value-type="float" office:value="1" calcext:value-type="float">
            <text:p>1</text:p>
          </table:table-cell>
          <table:table-cell table:style-name="ce5" table:formula="of:=[.D55]*[.C55]" office:value-type="float" office:value="5" calcext:value-type="float">
            <text:p><text:s/>$5.00 </text:p>
          </table:table-cell>
          <table:table-cell/>
          <table:table-cell table:formula="of:=IF([.F55]=1;([.E55]*(1+[.H55]));[.E55])" office:value-type="float" office:value="5" calcext:value-type="float">
            <text:p><text:s/>$5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Ornate Screen Aluminum Milled Sheet (end covers)</text:p>
          </table:table-cell>
          <table:table-cell office:value-type="string" calcext:value-type="string">
            <text:p>Power Board</text:p>
          </table:table-cell>
          <table:table-cell office:value-type="float" office:value="18.98" calcext:value-type="float">
            <text:p><text:s/>$18.98 </text:p>
          </table:table-cell>
          <table:table-cell office:value-type="float" office:value="0.25" calcext:value-type="float">
            <text:p>0.25</text:p>
          </table:table-cell>
          <table:table-cell table:style-name="ce5" table:formula="of:=[.D56]*[.C56]" office:value-type="float" office:value="4.745" calcext:value-type="float">
            <text:p><text:s/>$4.75 </text:p>
          </table:table-cell>
          <table:table-cell office:value-type="float" office:value="1" calcext:value-type="float">
            <text:p>1</text:p>
          </table:table-cell>
          <table:table-cell table:formula="of:=IF([.F56]=1;([.E56]*(1+[.H56]));[.E56])" office:value-type="float" office:value="5.1364625" calcext:value-type="float">
            <text:p><text:s/>$5.14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c Connection Wire</text:p>
          </table:table-cell>
          <table:table-cell office:value-type="string" calcext:value-type="string">
            <text:p>Control Box, Power Board</text:p>
          </table:table-cell>
          <table:table-cell office:value-type="float" office:value="5" calcext:value-type="float">
            <text:p><text:s/>$5.00 </text:p>
          </table:table-cell>
          <table:table-cell office:value-type="float" office:value="1" calcext:value-type="float">
            <text:p>1</text:p>
          </table:table-cell>
          <table:table-cell table:style-name="ce5" table:formula="of:=[.D57]*[.C57]" office:value-type="float" office:value="5" calcext:value-type="float">
            <text:p><text:s/>$5.00 </text:p>
          </table:table-cell>
          <table:table-cell office:value-type="float" office:value="1" calcext:value-type="float">
            <text:p>1</text:p>
          </table:table-cell>
          <table:table-cell table:formula="of:=IF([.F57]=1;([.E57]*(1+[.H57]));[.E57])" office:value-type="float" office:value="5.4125" calcext:value-type="float">
            <text:p><text:s/>$5.41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GB SD Card</text:p>
          </table:table-cell>
          <table:table-cell office:value-type="string" calcext:value-type="string">
            <text:p>Audio System</text:p>
          </table:table-cell>
          <table:table-cell office:value-type="float" office:value="5.45" calcext:value-type="float">
            <text:p><text:s/>$5.45 </text:p>
          </table:table-cell>
          <table:table-cell office:value-type="float" office:value="1" calcext:value-type="float">
            <text:p>1</text:p>
          </table:table-cell>
          <table:table-cell table:style-name="ce5" table:formula="of:=[.D58]*[.C58]" office:value-type="float" office:value="5.45" calcext:value-type="float">
            <text:p><text:s/>$5.45 </text:p>
          </table:table-cell>
          <table:table-cell/>
          <table:table-cell table:formula="of:=IF([.F58]=1;([.E58]*(1+[.H58]));[.E58])" office:value-type="float" office:value="5.45" calcext:value-type="float">
            <text:p><text:s/>$5.45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ed Vinyl Tape</text:p>
          </table:table-cell>
          <table:table-cell office:value-type="string" calcext:value-type="string">
            <text:p>Appearance</text:p>
          </table:table-cell>
          <table:table-cell office:value-type="float" office:value="5.67" calcext:value-type="float">
            <text:p><text:s/>$5.67 </text:p>
          </table:table-cell>
          <table:table-cell office:value-type="float" office:value="1" calcext:value-type="float">
            <text:p>1</text:p>
          </table:table-cell>
          <table:table-cell table:style-name="ce5" table:formula="of:=[.D59]*[.C59]" office:value-type="float" office:value="5.67" calcext:value-type="float">
            <text:p><text:s/>$5.67 </text:p>
          </table:table-cell>
          <table:table-cell/>
          <table:table-cell table:formula="of:=IF([.F59]=1;([.E59]*(1+[.H59]));[.E59])" office:value-type="float" office:value="5.67" calcext:value-type="float">
            <text:p><text:s/>$5.67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" right angle PVC</text:p>
          </table:table-cell>
          <table:table-cell office:value-type="string" calcext:value-type="string">
            <text:p>Appearance</text:p>
          </table:table-cell>
          <table:table-cell office:value-type="float" office:value="2.65" calcext:value-type="float">
            <text:p><text:s/>$2.65 </text:p>
          </table:table-cell>
          <table:table-cell office:value-type="float" office:value="2" calcext:value-type="float">
            <text:p>2</text:p>
          </table:table-cell>
          <table:table-cell table:style-name="ce5" table:formula="of:=[.D60]*[.C60]" office:value-type="float" office:value="5.3" calcext:value-type="float">
            <text:p><text:s/>$5.30 </text:p>
          </table:table-cell>
          <table:table-cell office:value-type="float" office:value="1" calcext:value-type="float">
            <text:p>1</text:p>
          </table:table-cell>
          <table:table-cell table:formula="of:=IF([.F60]=1;([.E60]*(1+[.H60]));[.E60])" office:value-type="float" office:value="5.73725" calcext:value-type="float">
            <text:p><text:s/>$5.74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s (10k*2, 220*2, 1m)</text:p>
          </table:table-cell>
          <table:table-cell office:value-type="string" calcext:value-type="string">
            <text:p>Control Box</text:p>
          </table:table-cell>
          <table:table-cell office:value-type="float" office:value="0.25" calcext:value-type="float">
            <text:p><text:s/>$0.25 </text:p>
          </table:table-cell>
          <table:table-cell office:value-type="float" office:value="23" calcext:value-type="float">
            <text:p>23</text:p>
          </table:table-cell>
          <table:table-cell table:style-name="ce5" table:formula="of:=[.D61]*[.C61]" office:value-type="float" office:value="5.75" calcext:value-type="float">
            <text:p><text:s/>$5.75 </text:p>
          </table:table-cell>
          <table:table-cell/>
          <table:table-cell table:formula="of:=IF([.F61]=1;([.E61]*(1+[.H61]));[.E61])" office:value-type="float" office:value="5.75" calcext:value-type="float">
            <text:p><text:s/>$5.75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ts &amp; Bolts</text:p>
          </table:table-cell>
          <table:table-cell office:value-type="string" calcext:value-type="string">
            <text:p>Misc</text:p>
          </table:table-cell>
          <table:table-cell table:formula="of:=5*1.18" office:value-type="float" office:value="5.9" calcext:value-type="float">
            <text:p><text:s/>$5.90 </text:p>
          </table:table-cell>
          <table:table-cell office:value-type="float" office:value="1" calcext:value-type="float">
            <text:p>1</text:p>
          </table:table-cell>
          <table:table-cell table:style-name="ce5" table:formula="of:=[.D62]*[.C62]" office:value-type="float" office:value="5.9" calcext:value-type="float">
            <text:p><text:s/>$5.90 </text:p>
          </table:table-cell>
          <table:table-cell/>
          <table:table-cell table:formula="of:=IF([.F62]=1;([.E62]*(1+[.H62]));[.E62])" office:value-type="float" office:value="5.9" calcext:value-type="float">
            <text:p><text:s/>$5.9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" PVC end cap</text:p>
          </table:table-cell>
          <table:table-cell office:value-type="string" calcext:value-type="string">
            <text:p>Appearance, BB Shower</text:p>
          </table:table-cell>
          <table:table-cell office:value-type="float" office:value="2.1" calcext:value-type="float">
            <text:p><text:s/>$2.10 </text:p>
          </table:table-cell>
          <table:table-cell office:value-type="float" office:value="3" calcext:value-type="float">
            <text:p>3</text:p>
          </table:table-cell>
          <table:table-cell table:style-name="ce5" table:formula="of:=[.D63]*[.C63]" office:value-type="float" office:value="6.3" calcext:value-type="float">
            <text:p><text:s/>$6.30 </text:p>
          </table:table-cell>
          <table:table-cell office:value-type="float" office:value="1" calcext:value-type="float">
            <text:p>1</text:p>
          </table:table-cell>
          <table:table-cell table:formula="of:=IF([.F63]=1;([.E63]*(1+[.H63]));[.E63])" office:value-type="float" office:value="6.81975" calcext:value-type="float">
            <text:p><text:s/>$6.82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.2 NPT to 1/2 barb</text:p>
          </table:table-cell>
          <table:table-cell office:value-type="string" calcext:value-type="string">
            <text:p>BB Shower</text:p>
          </table:table-cell>
          <table:table-cell office:value-type="float" office:value="3.19" calcext:value-type="float">
            <text:p><text:s/>$3.19 </text:p>
          </table:table-cell>
          <table:table-cell office:value-type="float" office:value="2" calcext:value-type="float">
            <text:p>2</text:p>
          </table:table-cell>
          <table:table-cell table:style-name="ce5" table:formula="of:=[.D64]*[.C64]" office:value-type="float" office:value="6.38" calcext:value-type="float">
            <text:p><text:s/>$6.38 </text:p>
          </table:table-cell>
          <table:table-cell office:value-type="float" office:value="1" calcext:value-type="float">
            <text:p>1</text:p>
          </table:table-cell>
          <table:table-cell table:formula="of:=IF([.F64]=1;([.E64]*(1+[.H64]));[.E64])" office:value-type="float" office:value="6.90635" calcext:value-type="float">
            <text:p><text:s/>$6.91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exiglass sheet (Comp cover, CPU cover, LCD Cover)</text:p>
          </table:table-cell>
          <table:table-cell office:value-type="string" calcext:value-type="string">
            <text:p>BB Cannon, Control Box</text:p>
          </table:table-cell>
          <table:table-cell office:value-type="float" office:value="7.99" calcext:value-type="float">
            <text:p><text:s/>$7.99 </text:p>
          </table:table-cell>
          <table:table-cell office:value-type="float" office:value="0.8" calcext:value-type="float">
            <text:p>0.8</text:p>
          </table:table-cell>
          <table:table-cell table:style-name="ce5" table:formula="of:=[.D65]*[.C65]" office:value-type="float" office:value="6.392" calcext:value-type="float">
            <text:p><text:s/>$6.39 </text:p>
          </table:table-cell>
          <table:table-cell office:value-type="float" office:value="1" calcext:value-type="float">
            <text:p>1</text:p>
          </table:table-cell>
          <table:table-cell table:formula="of:=IF([.F65]=1;([.E65]*(1+[.H65]));[.E65])" office:value-type="float" office:value="6.91934" calcext:value-type="float">
            <text:p><text:s/>$6.92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 Fuse Power Dist Block</text:p>
          </table:table-cell>
          <table:table-cell office:value-type="string" calcext:value-type="string">
            <text:p>Control Box</text:p>
          </table:table-cell>
          <table:table-cell office:value-type="float" office:value="6.99" calcext:value-type="float">
            <text:p><text:s/>$6.99 </text:p>
          </table:table-cell>
          <table:table-cell office:value-type="float" office:value="1" calcext:value-type="float">
            <text:p>1</text:p>
          </table:table-cell>
          <table:table-cell table:style-name="ce5" table:formula="of:=[.D66]*[.C66]" office:value-type="float" office:value="6.99" calcext:value-type="float">
            <text:p><text:s/>$6.99 </text:p>
          </table:table-cell>
          <table:table-cell/>
          <table:table-cell table:formula="of:=IF([.F66]=1;([.E66]*(1+[.H66]));[.E66])" office:value-type="float" office:value="6.99" calcext:value-type="float">
            <text:p><text:s/>$6.9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nyl Flex Pipe</text:p>
          </table:table-cell>
          <table:table-cell office:value-type="string" calcext:value-type="string">
            <text:p>BB Cannon</text:p>
          </table:table-cell>
          <table:table-cell office:value-type="float" office:value="6.6" calcext:value-type="float">
            <text:p><text:s/>$6.60 </text:p>
          </table:table-cell>
          <table:table-cell office:value-type="float" office:value="1" calcext:value-type="float">
            <text:p>1</text:p>
          </table:table-cell>
          <table:table-cell table:style-name="ce5" table:formula="of:=[.D67]*[.C67]" office:value-type="float" office:value="6.6" calcext:value-type="float">
            <text:p><text:s/>$6.60 </text:p>
          </table:table-cell>
          <table:table-cell office:value-type="float" office:value="1" calcext:value-type="float">
            <text:p>1</text:p>
          </table:table-cell>
          <table:table-cell table:formula="of:=IF([.F67]=1;([.E67]*(1+[.H67]));[.E67])" office:value-type="float" office:value="7.1445" calcext:value-type="float">
            <text:p><text:s/>$7.14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el Band Clamp 4"</text:p>
          </table:table-cell>
          <table:table-cell office:value-type="string" calcext:value-type="string">
            <text:p>Appearance, BB Shower, Power Board</text:p>
          </table:table-cell>
          <table:table-cell office:value-type="float" office:value="1.68" calcext:value-type="float">
            <text:p><text:s/>$1.68 </text:p>
          </table:table-cell>
          <table:table-cell office:value-type="float" office:value="4" calcext:value-type="float">
            <text:p>4</text:p>
          </table:table-cell>
          <table:table-cell table:style-name="ce5" table:formula="of:=[.D68]*[.C68]" office:value-type="float" office:value="6.72" calcext:value-type="float">
            <text:p><text:s/>$6.72 </text:p>
          </table:table-cell>
          <table:table-cell office:value-type="float" office:value="1" calcext:value-type="float">
            <text:p>1</text:p>
          </table:table-cell>
          <table:table-cell table:formula="of:=IF([.F68]=1;([.E68]*(1+[.H68]));[.E68])" office:value-type="float" office:value="7.2744" calcext:value-type="float">
            <text:p><text:s/>$7.27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rew Connectors</text:p>
          </table:table-cell>
          <table:table-cell office:value-type="string" calcext:value-type="string">
            <text:p>Control Box</text:p>
          </table:table-cell>
          <table:table-cell office:value-type="float" office:value="1.5" calcext:value-type="float">
            <text:p><text:s/>$1.50 </text:p>
          </table:table-cell>
          <table:table-cell office:value-type="float" office:value="5" calcext:value-type="float">
            <text:p>5</text:p>
          </table:table-cell>
          <table:table-cell table:style-name="ce5" table:formula="of:=[.D69]*[.C69]" office:value-type="float" office:value="7.5" calcext:value-type="float">
            <text:p><text:s/>$7.50 </text:p>
          </table:table-cell>
          <table:table-cell/>
          <table:table-cell table:formula="of:=IF([.F69]=1;([.E69]*(1+[.H69]));[.E69])" office:value-type="float" office:value="7.5" calcext:value-type="float">
            <text:p><text:s/>$7.5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RFZ34 MOSFET N channel</text:p>
          </table:table-cell>
          <table:table-cell table:style-name="ce2" office:value-type="string" calcext:value-type="string">
            <text:p>Control Box</text:p>
          </table:table-cell>
          <table:table-cell office:value-type="float" office:value="0.882" calcext:value-type="float">
            <text:p><text:s/>$0.88 </text:p>
          </table:table-cell>
          <table:table-cell office:value-type="float" office:value="9" calcext:value-type="float">
            <text:p>9</text:p>
          </table:table-cell>
          <table:table-cell table:style-name="ce5" table:formula="of:=[.D70]*[.C70]" office:value-type="float" office:value="7.938" calcext:value-type="float">
            <text:p><text:s/>$7.94 </text:p>
          </table:table-cell>
          <table:table-cell/>
          <table:table-cell table:formula="of:=IF([.F70]=1;([.E70]*(1+[.H70]));[.E70])" office:value-type="float" office:value="7.938" calcext:value-type="float">
            <text:p><text:s/>$7.94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CD 4x20 + I2C interface</text:p>
          </table:table-cell>
          <table:table-cell office:value-type="string" calcext:value-type="string">
            <text:p>Control Box</text:p>
          </table:table-cell>
          <table:table-cell office:value-type="float" office:value="8.55" calcext:value-type="float">
            <text:p><text:s/>$8.55 </text:p>
          </table:table-cell>
          <table:table-cell office:value-type="float" office:value="1" calcext:value-type="float">
            <text:p>1</text:p>
          </table:table-cell>
          <table:table-cell table:style-name="ce5" table:formula="of:=[.D71]*[.C71]" office:value-type="float" office:value="8.55" calcext:value-type="float">
            <text:p><text:s/>$8.55 </text:p>
          </table:table-cell>
          <table:table-cell/>
          <table:table-cell table:formula="of:=IF([.F71]=1;([.E71]*(1+[.H71]));[.E71])" office:value-type="float" office:value="8.55" calcext:value-type="float">
            <text:p><text:s/>$8.55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PSI Safety Valve</text:p>
          </table:table-cell>
          <table:table-cell office:value-type="string" calcext:value-type="string">
            <text:p>BB Shower</text:p>
          </table:table-cell>
          <table:table-cell office:value-type="float" office:value="8.61" calcext:value-type="float">
            <text:p><text:s/>$8.61 </text:p>
          </table:table-cell>
          <table:table-cell office:value-type="float" office:value="1" calcext:value-type="float">
            <text:p>1</text:p>
          </table:table-cell>
          <table:table-cell table:style-name="ce5" table:formula="of:=[.D72]*[.C72]" office:value-type="float" office:value="8.61" calcext:value-type="float">
            <text:p><text:s/>$8.61 </text:p>
          </table:table-cell>
          <table:table-cell/>
          <table:table-cell table:formula="of:=IF([.F72]=1;([.E72]*(1+[.H72]));[.E72])" office:value-type="float" office:value="8.61" calcext:value-type="float">
            <text:p><text:s/>$8.61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 Fuse Power Dist Block</text:p>
          </table:table-cell>
          <table:table-cell office:value-type="string" calcext:value-type="string">
            <text:p>Power Board</text:p>
          </table:table-cell>
          <table:table-cell office:value-type="float" office:value="8.69" calcext:value-type="float">
            <text:p><text:s/>$8.69 </text:p>
          </table:table-cell>
          <table:table-cell office:value-type="float" office:value="1" calcext:value-type="float">
            <text:p>1</text:p>
          </table:table-cell>
          <table:table-cell table:style-name="ce5" table:formula="of:=[.D73]*[.C73]" office:value-type="float" office:value="8.69" calcext:value-type="float">
            <text:p><text:s/>$8.69 </text:p>
          </table:table-cell>
          <table:table-cell/>
          <table:table-cell table:formula="of:=IF([.F73]=1;([.E73]*(1+[.H73]));[.E73])" office:value-type="float" office:value="8.69" calcext:value-type="float">
            <text:p><text:s/>$8.6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8 to 1/4 NPT adapter</text:p>
          </table:table-cell>
          <table:table-cell office:value-type="string" calcext:value-type="string">
            <text:p>BB Shower</text:p>
          </table:table-cell>
          <table:table-cell office:value-type="float" office:value="8.9" calcext:value-type="float">
            <text:p><text:s/>$8.90 </text:p>
          </table:table-cell>
          <table:table-cell office:value-type="float" office:value="1" calcext:value-type="float">
            <text:p>1</text:p>
          </table:table-cell>
          <table:table-cell table:style-name="ce5" table:formula="of:=[.D74]*[.C74]" office:value-type="float" office:value="8.9" calcext:value-type="float">
            <text:p><text:s/>$8.90 </text:p>
          </table:table-cell>
          <table:table-cell/>
          <table:table-cell table:formula="of:=IF([.F74]=1;([.E74]*(1+[.H74]));[.E74])" office:value-type="float" office:value="8.9" calcext:value-type="float">
            <text:p><text:s/>$8.9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JetDirect Cards (2 modified for disable)</text:p>
          </table:table-cell>
          <table:table-cell office:value-type="string" calcext:value-type="string">
            <text:p>Control Box</text:p>
          </table:table-cell>
          <table:table-cell office:value-type="float" office:value="3" calcext:value-type="float">
            <text:p><text:s/>$3.00 </text:p>
          </table:table-cell>
          <table:table-cell office:value-type="float" office:value="3" calcext:value-type="float">
            <text:p>3</text:p>
          </table:table-cell>
          <table:table-cell table:style-name="ce5" table:formula="of:=[.D75]*[.C75]" office:value-type="float" office:value="9" calcext:value-type="float">
            <text:p><text:s/>$9.00 </text:p>
          </table:table-cell>
          <table:table-cell/>
          <table:table-cell table:formula="of:=IF([.F75]=1;([.E75]*(1+[.H75]));[.E75])" office:value-type="float" office:value="9" calcext:value-type="float">
            <text:p><text:s/>$9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" x 10' PVC DVW tube</text:p>
          </table:table-cell>
          <table:table-cell office:value-type="string" calcext:value-type="string">
            <text:p>Appearance</text:p>
          </table:table-cell>
          <table:table-cell office:value-type="float" office:value="12.17" calcext:value-type="float">
            <text:p><text:s/>$12.17 </text:p>
          </table:table-cell>
          <table:table-cell office:value-type="float" office:value="0.7" calcext:value-type="float">
            <text:p>0.7</text:p>
          </table:table-cell>
          <table:table-cell table:style-name="ce5" table:formula="of:=[.D76]*[.C76]" office:value-type="float" office:value="8.519" calcext:value-type="float">
            <text:p><text:s/>$8.52 </text:p>
          </table:table-cell>
          <table:table-cell office:value-type="float" office:value="1" calcext:value-type="float">
            <text:p>1</text:p>
          </table:table-cell>
          <table:table-cell table:formula="of:=IF([.F76]=1;([.E76]*(1+[.H76]));[.E76])" office:value-type="float" office:value="9.2218175" calcext:value-type="float">
            <text:p><text:s/>$9.22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x2W Audio Amp</text:p>
          </table:table-cell>
          <table:table-cell office:value-type="string" calcext:value-type="string">
            <text:p>Audio System</text:p>
          </table:table-cell>
          <table:table-cell office:value-type="float" office:value="9.88" calcext:value-type="float">
            <text:p><text:s/>$9.88 </text:p>
          </table:table-cell>
          <table:table-cell office:value-type="float" office:value="1" calcext:value-type="float">
            <text:p>1</text:p>
          </table:table-cell>
          <table:table-cell table:style-name="ce5" table:formula="of:=[.D77]*[.C77]" office:value-type="float" office:value="9.88" calcext:value-type="float">
            <text:p><text:s/>$9.88 </text:p>
          </table:table-cell>
          <table:table-cell/>
          <table:table-cell table:formula="of:=IF([.F77]=1;([.E77]*(1+[.H77]));[.E77])" office:value-type="float" office:value="9.88" calcext:value-type="float">
            <text:p><text:s/>$9.88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Control Box</text:p>
          </table:table-cell>
          <table:table-cell office:value-type="float" office:value="10" calcext:value-type="float">
            <text:p><text:s/>$10.00 </text:p>
          </table:table-cell>
          <table:table-cell office:value-type="float" office:value="1" calcext:value-type="float">
            <text:p>1</text:p>
          </table:table-cell>
          <table:table-cell table:style-name="ce5" table:formula="of:=[.D78]*[.C78]" office:value-type="float" office:value="10" calcext:value-type="float">
            <text:p><text:s/>$10.00 </text:p>
          </table:table-cell>
          <table:table-cell/>
          <table:table-cell table:formula="of:=IF([.F78]=1;([.E78]*(1+[.H78]));[.E78])" office:value-type="float" office:value="10" calcext:value-type="float">
            <text:p><text:s/>$10.0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justable NC Pressure Switch</text:p>
          </table:table-cell>
          <table:table-cell office:value-type="string" calcext:value-type="string">
            <text:p>BB Shower</text:p>
          </table:table-cell>
          <table:table-cell office:value-type="float" office:value="10.49" calcext:value-type="float">
            <text:p><text:s/>$10.49 </text:p>
          </table:table-cell>
          <table:table-cell office:value-type="float" office:value="1" calcext:value-type="float">
            <text:p>1</text:p>
          </table:table-cell>
          <table:table-cell table:style-name="ce5" table:formula="of:=[.D79]*[.C79]" office:value-type="float" office:value="10.49" calcext:value-type="float">
            <text:p><text:s/>$10.49 </text:p>
          </table:table-cell>
          <table:table-cell/>
          <table:table-cell table:formula="of:=IF([.F79]=1;([.E79]*(1+[.H79]));[.E79])" office:value-type="float" office:value="10.49" calcext:value-type="float">
            <text:p><text:s/>$10.4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rt SLA Charger</text:p>
          </table:table-cell>
          <table:table-cell office:value-type="string" calcext:value-type="string">
            <text:p>Control Box</text:p>
          </table:table-cell>
          <table:table-cell office:value-type="float" office:value="10.99" calcext:value-type="float">
            <text:p><text:s/>$10.99 </text:p>
          </table:table-cell>
          <table:table-cell office:value-type="float" office:value="1" calcext:value-type="float">
            <text:p>1</text:p>
          </table:table-cell>
          <table:table-cell table:style-name="ce5" table:formula="of:=[.D80]*[.C80]" office:value-type="float" office:value="10.99" calcext:value-type="float">
            <text:p><text:s/>$10.99 </text:p>
          </table:table-cell>
          <table:table-cell/>
          <table:table-cell table:formula="of:=IF([.F80]=1;([.E80]*(1+[.H80]));[.E80])" office:value-type="float" office:value="10.99" calcext:value-type="float">
            <text:p><text:s/>$10.9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ndscape Drain Heads</text:p>
          </table:table-cell>
          <table:table-cell office:value-type="string" calcext:value-type="string">
            <text:p>Audio System</text:p>
          </table:table-cell>
          <table:table-cell office:value-type="float" office:value="5.38" calcext:value-type="float">
            <text:p><text:s/>$5.38 </text:p>
          </table:table-cell>
          <table:table-cell office:value-type="float" office:value="2" calcext:value-type="float">
            <text:p>2</text:p>
          </table:table-cell>
          <table:table-cell table:style-name="ce5" table:formula="of:=[.D81]*[.C81]" office:value-type="float" office:value="10.76" calcext:value-type="float">
            <text:p><text:s/>$10.76 </text:p>
          </table:table-cell>
          <table:table-cell office:value-type="float" office:value="1" calcext:value-type="float">
            <text:p>1</text:p>
          </table:table-cell>
          <table:table-cell table:formula="of:=IF([.F81]=1;([.E81]*(1+[.H81]));[.E81])" office:value-type="float" office:value="11.6477" calcext:value-type="float">
            <text:p><text:s/>$11.65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" x 10' PVC DVW tube</text:p>
          </table:table-cell>
          <table:table-cell office:value-type="string" calcext:value-type="string">
            <text:p>Appearance, BB Shower</text:p>
          </table:table-cell>
          <table:table-cell office:value-type="float" office:value="10.78" calcext:value-type="float">
            <text:p><text:s/>$10.78 </text:p>
          </table:table-cell>
          <table:table-cell office:value-type="float" office:value="1" calcext:value-type="float">
            <text:p>1</text:p>
          </table:table-cell>
          <table:table-cell table:style-name="ce5" table:formula="of:=[.D82]*[.C82]" office:value-type="float" office:value="10.78" calcext:value-type="float">
            <text:p><text:s/>$10.78 </text:p>
          </table:table-cell>
          <table:table-cell office:value-type="float" office:value="1" calcext:value-type="float">
            <text:p>1</text:p>
          </table:table-cell>
          <table:table-cell table:formula="of:=IF([.F82]=1;([.E82]*(1+[.H82]));[.E82])" office:value-type="float" office:value="11.66935" calcext:value-type="float">
            <text:p><text:s/>$11.67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2VDC Siren</text:p>
          </table:table-cell>
          <table:table-cell table:style-name="ce2" office:value-type="string" calcext:value-type="string">
            <text:p>Audio System</text:p>
          </table:table-cell>
          <table:table-cell office:value-type="float" office:value="11.77" calcext:value-type="float">
            <text:p><text:s/>$11.77 </text:p>
          </table:table-cell>
          <table:table-cell office:value-type="float" office:value="1" calcext:value-type="float">
            <text:p>1</text:p>
          </table:table-cell>
          <table:table-cell table:style-name="ce5" table:formula="of:=[.D83]*[.C83]" office:value-type="float" office:value="11.77" calcext:value-type="float">
            <text:p><text:s/>$11.77 </text:p>
          </table:table-cell>
          <table:table-cell/>
          <table:table-cell table:formula="of:=IF([.F83]=1;([.E83]*(1+[.H83]));[.E83])" office:value-type="float" office:value="11.77" calcext:value-type="float">
            <text:p><text:s/>$11.77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A 12VDC Relay</text:p>
          </table:table-cell>
          <table:table-cell office:value-type="string" calcext:value-type="string">
            <text:p>Control Box, Power Board</text:p>
          </table:table-cell>
          <table:table-cell office:value-type="float" office:value="2.5" calcext:value-type="float">
            <text:p><text:s/>$2.50 </text:p>
          </table:table-cell>
          <table:table-cell office:value-type="float" office:value="5" calcext:value-type="float">
            <text:p>5</text:p>
          </table:table-cell>
          <table:table-cell table:style-name="ce5" table:formula="of:=[.D84]*[.C84]" office:value-type="float" office:value="12.5" calcext:value-type="float">
            <text:p><text:s/>$12.50 </text:p>
          </table:table-cell>
          <table:table-cell/>
          <table:table-cell table:formula="of:=IF([.F84]=1;([.E84]*(1+[.H84]));[.E84])" office:value-type="float" office:value="12.5" calcext:value-type="float">
            <text:p><text:s/>$12.5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V Slime Brand Car Compressor</text:p>
          </table:table-cell>
          <table:table-cell office:value-type="string" calcext:value-type="string">
            <text:p>BB Shower</text:p>
          </table:table-cell>
          <table:table-cell office:value-type="float" office:value="12.28" calcext:value-type="float">
            <text:p><text:s/>$12.28 </text:p>
          </table:table-cell>
          <table:table-cell office:value-type="float" office:value="1" calcext:value-type="float">
            <text:p>1</text:p>
          </table:table-cell>
          <table:table-cell table:style-name="ce5" table:formula="of:=[.D85]*[.C85]" office:value-type="float" office:value="12.28" calcext:value-type="float">
            <text:p><text:s/>$12.28 </text:p>
          </table:table-cell>
          <table:table-cell office:value-type="float" office:value="1" calcext:value-type="float">
            <text:p>1</text:p>
          </table:table-cell>
          <table:table-cell table:formula="of:=IF([.F85]=1;([.E85]*(1+[.H85]));[.E85])" office:value-type="float" office:value="13.2931" calcext:value-type="float">
            <text:p><text:s/>$13.2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rinkler Valve</text:p>
          </table:table-cell>
          <table:table-cell office:value-type="string" calcext:value-type="string">
            <text:p>BB Cannon</text:p>
          </table:table-cell>
          <table:table-cell office:value-type="float" office:value="12.97" calcext:value-type="float">
            <text:p><text:s/>$12.97 </text:p>
          </table:table-cell>
          <table:table-cell office:value-type="float" office:value="1" calcext:value-type="float">
            <text:p>1</text:p>
          </table:table-cell>
          <table:table-cell table:style-name="ce5" table:formula="of:=[.D86]*[.C86]" office:value-type="float" office:value="12.97" calcext:value-type="float">
            <text:p><text:s/>$12.97 </text:p>
          </table:table-cell>
          <table:table-cell office:value-type="float" office:value="1" calcext:value-type="float">
            <text:p>1</text:p>
          </table:table-cell>
          <table:table-cell table:formula="of:=IF([.F86]=1;([.E86]*(1+[.H86]));[.E86])" office:value-type="float" office:value="14.040025" calcext:value-type="float">
            <text:p><text:s/>$14.04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ane to 1/2NPT adapter</text:p>
          </table:table-cell>
          <table:table-cell office:value-type="string" calcext:value-type="string">
            <text:p>BB Shower</text:p>
          </table:table-cell>
          <table:table-cell office:value-type="float" office:value="7.58" calcext:value-type="float">
            <text:p><text:s/>$7.58 </text:p>
          </table:table-cell>
          <table:table-cell office:value-type="float" office:value="2" calcext:value-type="float">
            <text:p>2</text:p>
          </table:table-cell>
          <table:table-cell table:style-name="ce5" table:formula="of:=[.D87]*[.C87]" office:value-type="float" office:value="15.16" calcext:value-type="float">
            <text:p><text:s/>$15.16 </text:p>
          </table:table-cell>
          <table:table-cell/>
          <table:table-cell table:formula="of:=IF([.F87]=1;([.E87]*(1+[.H87]));[.E87])" office:value-type="float" office:value="15.16" calcext:value-type="float">
            <text:p><text:s/>$15.16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yle PLMR51B Speakers</text:p>
          </table:table-cell>
          <table:table-cell office:value-type="string" calcext:value-type="string">
            <text:p>Audio System</text:p>
          </table:table-cell>
          <table:table-cell office:value-type="float" office:value="20.39" calcext:value-type="float">
            <text:p><text:s/>$20.39 </text:p>
          </table:table-cell>
          <table:table-cell office:value-type="float" office:value="1" calcext:value-type="float">
            <text:p>1</text:p>
          </table:table-cell>
          <table:table-cell table:style-name="ce5" table:formula="of:=[.D88]*[.C88]" office:value-type="float" office:value="20.39" calcext:value-type="float">
            <text:p><text:s/>$20.39 </text:p>
          </table:table-cell>
          <table:table-cell/>
          <table:table-cell table:formula="of:=IF([.F88]=1;([.E88]*(1+[.H88]));[.E88])" office:value-type="float" office:value="20.39" calcext:value-type="float">
            <text:p><text:s/>$20.3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v SLA 7Ahr</text:p>
          </table:table-cell>
          <table:table-cell office:value-type="string" calcext:value-type="string">
            <text:p>Power Board</text:p>
          </table:table-cell>
          <table:table-cell office:value-type="float" office:value="19.99" calcext:value-type="float">
            <text:p><text:s/>$19.99 </text:p>
          </table:table-cell>
          <table:table-cell office:value-type="float" office:value="1" calcext:value-type="float">
            <text:p>1</text:p>
          </table:table-cell>
          <table:table-cell table:style-name="ce5" table:formula="of:=[.D89]*[.C89]" office:value-type="float" office:value="19.99" calcext:value-type="float">
            <text:p><text:s/>$19.99 </text:p>
          </table:table-cell>
          <table:table-cell office:value-type="float" office:value="1" calcext:value-type="float">
            <text:p>1</text:p>
          </table:table-cell>
          <table:table-cell table:formula="of:=IF([.F89]=1;([.E89]*(1+[.H89]));[.E89])" office:value-type="float" office:value="21.639175" calcext:value-type="float">
            <text:p><text:s/>$21.64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ensy 3.2 LC</text:p>
          </table:table-cell>
          <table:table-cell office:value-type="string" calcext:value-type="string">
            <text:p>Control Box</text:p>
          </table:table-cell>
          <table:table-cell office:value-type="float" office:value="19.99" calcext:value-type="float">
            <text:p><text:s/>$19.99 </text:p>
          </table:table-cell>
          <table:table-cell office:value-type="float" office:value="1" calcext:value-type="float">
            <text:p>1</text:p>
          </table:table-cell>
          <table:table-cell table:style-name="ce5" table:formula="of:=[.D90]*[.C90]" office:value-type="float" office:value="19.99" calcext:value-type="float">
            <text:p><text:s/>$19.99 </text:p>
          </table:table-cell>
          <table:table-cell office:value-type="float" office:value="1" calcext:value-type="float">
            <text:p>1</text:p>
          </table:table-cell>
          <table:table-cell table:formula="of:=IF([.F90]=1;([.E90]*(1+[.H90]));[.E90])" office:value-type="float" office:value="21.639175" calcext:value-type="float">
            <text:p><text:s/>$21.64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el Band Clamp 6"</text:p>
          </table:table-cell>
          <table:table-cell office:value-type="string" calcext:value-type="string">
            <text:p>Appearance, BB Shower</text:p>
          </table:table-cell>
          <table:table-cell office:value-type="float" office:value="4.36" calcext:value-type="float">
            <text:p><text:s/>$4.36 </text:p>
          </table:table-cell>
          <table:table-cell office:value-type="float" office:value="5" calcext:value-type="float">
            <text:p>5</text:p>
          </table:table-cell>
          <table:table-cell table:style-name="ce5" table:formula="of:=[.D91]*[.C91]" office:value-type="float" office:value="21.8" calcext:value-type="float">
            <text:p><text:s/>$21.80 </text:p>
          </table:table-cell>
          <table:table-cell office:value-type="float" office:value="1" calcext:value-type="float">
            <text:p>1</text:p>
          </table:table-cell>
          <table:table-cell table:formula="of:=IF([.F91]=1;([.E91]*(1+[.H91]));[.E91])" office:value-type="float" office:value="23.5985" calcext:value-type="float">
            <text:p><text:s/>$23.60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al Horn Air Horn </text:p>
          </table:table-cell>
          <table:table-cell office:value-type="string" calcext:value-type="string">
            <text:p>Audio System</text:p>
          </table:table-cell>
          <table:table-cell office:value-type="float" office:value="35" calcext:value-type="float">
            <text:p><text:s/>$35.00 </text:p>
          </table:table-cell>
          <table:table-cell office:value-type="float" office:value="1" calcext:value-type="float">
            <text:p>1</text:p>
          </table:table-cell>
          <table:table-cell table:style-name="ce5" table:formula="of:=[.D92]*[.C92]" office:value-type="float" office:value="35" calcext:value-type="float">
            <text:p><text:s/>$35.00 </text:p>
          </table:table-cell>
          <table:table-cell office:value-type="float" office:value="1" calcext:value-type="float">
            <text:p>1</text:p>
          </table:table-cell>
          <table:table-cell table:formula="of:=IF([.F92]=1;([.E92]*(1+[.H92]));[.E92])" office:value-type="float" office:value="37.8875" calcext:value-type="float">
            <text:p><text:s/>$37.89 </text:p>
          </table:table-cell>
          <table:table-cell office:value-type="float" office:value="0.0825" calcext:value-type="float">
            <text:p><text:s/>$0.08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table:formula="of:=SUM([.E2:.E92])" office:value-type="float" office:value="512.678" calcext:value-type="float">
            <text:p><text:s/>$512.68 </text:p>
          </table:table-cell>
          <table:table-cell/>
          <table:table-cell table:style-name="ce5" table:formula="of:=SUM([.G2:.G92])" office:value-type="float" office:value="532.478" calcext:value-type="float">
            <text:p><text:s/>$532.48 </text:p>
          </table:table-cell>
          <table:table-cell table:number-columns-repeated="101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heet1.$A$1" table:cell-range-address="$Sheet1.$A$1:.$H$93" table:range-usable-as="print-range"/>
          <table:named-range table:name="_xlnm._FilterDatabase" table:base-cell-address="$Sheet1.$A$1" table:cell-range-address="$Sheet1.$A$1:.$H$56"/>
        </table:named-expressions>
      </table:table>
      <table:named-expressions/>
      <table:database-ranges>
        <table:database-range table:name="__Anonymous_Sheet_DB__0" table:target-range-address="Sheet1.A1:Sheet1.H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d Bush</meta:initial-creator>
    <meta:print-date>2016-09-02T20:27:47</meta:print-date>
    <meta:creation-date>2016-06-13T13:40:42</meta:creation-date>
    <dc:date>2018-09-02T09:39:35.384000000</dc:date>
    <meta:generator>LibreOffice/6.0.6.2$Windows_X86_64 LibreOffice_project/0c292870b25a325b5ed35f6b45599d2ea4458e77</meta:generator>
    <meta:editing-cycles>1</meta:editing-cycles>
    <meta:editing-duration>PT1M28S</meta:editing-duration>
    <dc:title>Boom Box Prop Expenses</dc:title>
    <meta:document-statistic meta:table-count="1" meta:cell-count="67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